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ext-properties fo:color="#c5000b" style:font-name="Tahoma" fo:font-size="8pt" style:font-size-asian="8pt" style:font-size-complex="8pt"/>
    </style:style>
    <style:style style:name="ce3" style:family="table-cell" style:parent-style-name="Default" style:data-style-name="N41">
      <style:text-properties style:font-name="Tahoma" fo:font-size="8pt" style:font-size-asian="8pt" style:font-size-complex="8pt"/>
    </style:style>
    <style:style style:name="ce4" style:family="table-cell" style:parent-style-name="Default">
      <style:table-cell-properties fo:background-color="#ffffcc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fo:color="#c5000b" style:font-name="Tahoma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3" table:default-cell-style-name="ce1"/>
        <table:table-column table:style-name="co2" table:default-cell-style-name="ce4"/>
        <table:table-column table:style-name="co1" table:number-columns-repeated="1017" table:default-cell-style-name="ce1"/>
        <table:table-row table:style-name="ro3">
          <table:table-cell office:value-type="string">
            <text:p>sunday</text:p>
          </table:table-cell>
          <table:table-cell office:value-type="string">
            <text:p>(Domingo)</text:p>
          </table:table-cell>
          <table:table-cell table:number-columns-repeated="2"/>
          <table:table-cell office:value-type="string">
            <text:p>sunday</text:p>
          </table:table-cell>
          <table:table-cell office:value-type="string">
            <text:p>(Domingo)</text:p>
          </table:table-cell>
          <table:table-cell table:number-columns-repeated="1018"/>
        </table:table-row>
        <table:table-row table:style-name="ro3">
          <table:table-cell office:value-type="string">
            <text:p>monday</text:p>
          </table:table-cell>
          <table:table-cell office:value-type="string">
            <text:p>(Segunda-feira)</text:p>
          </table:table-cell>
          <table:table-cell table:number-columns-repeated="2"/>
          <table:table-cell office:value-type="string">
            <text:p>monday</text:p>
          </table:table-cell>
          <table:table-cell office:value-type="string">
            <text:p>(Segunda-feira)</text:p>
          </table:table-cell>
          <table:table-cell table:number-columns-repeated="1018"/>
        </table:table-row>
        <table:table-row table:style-name="ro3">
          <table:table-cell office:value-type="string">
            <text:p>tuesday</text:p>
          </table:table-cell>
          <table:table-cell office:value-type="string">
            <text:p>(Terça-feira)</text:p>
          </table:table-cell>
          <table:table-cell table:number-columns-repeated="2"/>
          <table:table-cell office:value-type="string">
            <text:p>tuesday</text:p>
          </table:table-cell>
          <table:table-cell office:value-type="string">
            <text:p>(Terça-feira)</text:p>
          </table:table-cell>
          <table:table-cell table:number-columns-repeated="1018"/>
        </table:table-row>
        <table:table-row table:style-name="ro3">
          <table:table-cell office:value-type="string">
            <text:p>wednesday</text:p>
          </table:table-cell>
          <table:table-cell office:value-type="string">
            <text:p>(Quarta-feira)</text:p>
          </table:table-cell>
          <table:table-cell table:number-columns-repeated="2"/>
          <table:table-cell office:value-type="string">
            <text:p>wednesday</text:p>
          </table:table-cell>
          <table:table-cell office:value-type="string">
            <text:p>(Quarta-feira)</text:p>
          </table:table-cell>
          <table:table-cell table:number-columns-repeated="1018"/>
        </table:table-row>
        <table:table-row table:style-name="ro3">
          <table:table-cell office:value-type="string">
            <text:p>thursday</text:p>
          </table:table-cell>
          <table:table-cell office:value-type="string">
            <text:p>(Quinta-feira)</text:p>
          </table:table-cell>
          <table:table-cell table:number-columns-repeated="2"/>
          <table:table-cell office:value-type="string">
            <text:p>thursday</text:p>
          </table:table-cell>
          <table:table-cell office:value-type="string">
            <text:p>(Quinta-feira)</text:p>
          </table:table-cell>
          <table:table-cell table:number-columns-repeated="1018"/>
        </table:table-row>
        <table:table-row table:style-name="ro3">
          <table:table-cell office:value-type="string">
            <text:p>friday</text:p>
          </table:table-cell>
          <table:table-cell office:value-type="string">
            <text:p>(Sexta-feira)</text:p>
          </table:table-cell>
          <table:table-cell table:number-columns-repeated="2"/>
          <table:table-cell office:value-type="string">
            <text:p>friday</text:p>
          </table:table-cell>
          <table:table-cell office:value-type="string">
            <text:p>(Sexta-feira)</text:p>
          </table:table-cell>
          <table:table-cell table:number-columns-repeated="1018"/>
        </table:table-row>
        <table:table-row table:style-name="ro3">
          <table:table-cell office:value-type="string">
            <text:p>saturday</text:p>
          </table:table-cell>
          <table:table-cell office:value-type="string">
            <text:p>(Sábado)</text:p>
          </table:table-cell>
          <table:table-cell table:number-columns-repeated="2"/>
          <table:table-cell office:value-type="string">
            <text:p>saturday</text:p>
          </table:table-cell>
          <table:table-cell office:value-type="string">
            <text:p>(Sábado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formula="of:=[.A2]" office:value-type="string" office:string-value="monday">
            <text:p>monday</text:p>
          </table:table-cell>
          <table:table-cell table:number-columns-repeated="3"/>
          <table:table-cell table:style-name="ce2" table:formula="of:=[.E2]" office:value-type="string" office:string-value="monday">
            <text:p>monday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{</text:p>
          </table:table-cell>
          <table:table-cell table:number-columns-repeated="3"/>
          <table:table-cell office:value-type="string">
            <text:p>{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<text:s text:c="2"/>"properties": [</text:p>
          </table:table-cell>
          <table:table-cell table:number-columns-repeated="3"/>
          <table:table-cell office:value-type="string">
            <text:p><text:s text:c="2"/>"properties": [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>
            <text:p>09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2];&quot;&quot;&quot;, &quot;&quot;action&quot;&quot;: &quot;&quot;&quot;;[.$B12];&quot;&quot;&quot;},&quot;)" office:value-type="string" office:string-value="    { &quot;day&quot; : &quot;monday&quot;, &quot;hour&quot; : &quot;0,375&quot;, &quot;action&quot;: &quot;screen_on&quot;},">
            <text:p><text:s text:c="4"/>{ "day" : "monday", "hour" : "0,375", "action": "screen_on"},</text:p>
          </table:table-cell>
          <table:table-cell/>
          <table:table-cell table:style-name="ce3" office:value-type="string">
            <text:p>1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2];&quot;&quot;&quot;, &quot;&quot;action&quot;&quot;: &quot;&quot;&quot;;[.$F12];&quot;&quot;&quot;},&quot;)" office:value-type="string" office:string-value="    { &quot;day&quot; : &quot;monday&quot;, &quot;hour&quot; : &quot;15:00:00&quot;, &quot;action&quot;: &quot;screen_on&quot;},">
            <text:p><text:s text:c="4"/>{ "day" : "monday", "hour" : "15:0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30M00S">
            <text:p>09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3];&quot;&quot;&quot;, &quot;&quot;action&quot;&quot;: &quot;&quot;&quot;;[.$B13];&quot;&quot;&quot;},&quot;)" office:value-type="string" office:string-value="    { &quot;day&quot; : &quot;monday&quot;, &quot;hour&quot; : &quot;0,395833333333333&quot;, &quot;action&quot;: &quot;screen_off&quot;},">
            <text:p><text:s text:c="4"/>{ "day" : "monday", "hour" : "0,395833333333333", "action": "screen_off"},</text:p>
          </table:table-cell>
          <table:table-cell/>
          <table:table-cell table:style-name="ce3" office:value-type="string">
            <text:p>15:0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3];&quot;&quot;&quot;, &quot;&quot;action&quot;&quot;: &quot;&quot;&quot;;[.$F13];&quot;&quot;&quot;},&quot;)" office:value-type="string" office:string-value="    { &quot;day&quot; : &quot;monday&quot;, &quot;hour&quot; : &quot;15:02:00&quot;, &quot;action&quot;: &quot;screen_off&quot;},">
            <text:p><text:s text:c="4"/>{ "day" : "monday", "hour" : "15:0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0H00M00S">
            <text:p>1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4];&quot;&quot;&quot;, &quot;&quot;action&quot;&quot;: &quot;&quot;&quot;;[.$B14];&quot;&quot;&quot;},&quot;)" office:value-type="string" office:string-value="    { &quot;day&quot; : &quot;monday&quot;, &quot;hour&quot; : &quot;0,416666666666667&quot;, &quot;action&quot;: &quot;screen_on&quot;},">
            <text:p><text:s text:c="4"/>{ "day" : "monday", "hour" : "0,416666666666667", "action": "screen_on"},</text:p>
          </table:table-cell>
          <table:table-cell/>
          <table:table-cell table:style-name="ce3" office:value-type="string">
            <text:p>15:0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4];&quot;&quot;&quot;, &quot;&quot;action&quot;&quot;: &quot;&quot;&quot;;[.$F14];&quot;&quot;&quot;},&quot;)" office:value-type="string" office:string-value="    { &quot;day&quot; : &quot;monday&quot;, &quot;hour&quot; : &quot;15:04:00&quot;, &quot;action&quot;: &quot;screen_on&quot;},">
            <text:p><text:s text:c="4"/>{ "day" : "monday", "hour" : "15:0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0H30M00S">
            <text:p>1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5];&quot;&quot;&quot;, &quot;&quot;action&quot;&quot;: &quot;&quot;&quot;;[.$B15];&quot;&quot;&quot;},&quot;)" office:value-type="string" office:string-value="    { &quot;day&quot; : &quot;monday&quot;, &quot;hour&quot; : &quot;0,4375&quot;, &quot;action&quot;: &quot;screen_off&quot;},">
            <text:p><text:s text:c="4"/>{ "day" : "monday", "hour" : "0,4375", "action": "screen_off"},</text:p>
          </table:table-cell>
          <table:table-cell/>
          <table:table-cell table:style-name="ce3" office:value-type="string">
            <text:p>15:0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5];&quot;&quot;&quot;, &quot;&quot;action&quot;&quot;: &quot;&quot;&quot;;[.$F15];&quot;&quot;&quot;},&quot;)" office:value-type="string" office:string-value="    { &quot;day&quot; : &quot;monday&quot;, &quot;hour&quot; : &quot;15:06:00&quot;, &quot;action&quot;: &quot;screen_off&quot;},">
            <text:p><text:s text:c="4"/>{ "day" : "monday", "hour" : "15:0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1H00M00S">
            <text:p>1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6];&quot;&quot;&quot;, &quot;&quot;action&quot;&quot;: &quot;&quot;&quot;;[.$B16];&quot;&quot;&quot;},&quot;)" office:value-type="string" office:string-value="    { &quot;day&quot; : &quot;monday&quot;, &quot;hour&quot; : &quot;0,458333333333333&quot;, &quot;action&quot;: &quot;screen_on&quot;},">
            <text:p><text:s text:c="4"/>{ "day" : "monday", "hour" : "0,458333333333333", "action": "screen_on"},</text:p>
          </table:table-cell>
          <table:table-cell/>
          <table:table-cell table:style-name="ce3" office:value-type="string">
            <text:p>15:0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6];&quot;&quot;&quot;, &quot;&quot;action&quot;&quot;: &quot;&quot;&quot;;[.$F16];&quot;&quot;&quot;},&quot;)" office:value-type="string" office:string-value="    { &quot;day&quot; : &quot;monday&quot;, &quot;hour&quot; : &quot;15:08:00&quot;, &quot;action&quot;: &quot;screen_on&quot;},">
            <text:p><text:s text:c="4"/>{ "day" : "monday", "hour" : "15:0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1H30M00S">
            <text:p>11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7];&quot;&quot;&quot;, &quot;&quot;action&quot;&quot;: &quot;&quot;&quot;;[.$B17];&quot;&quot;&quot;},&quot;)" office:value-type="string" office:string-value="    { &quot;day&quot; : &quot;monday&quot;, &quot;hour&quot; : &quot;0,479166666666667&quot;, &quot;action&quot;: &quot;screen_off&quot;},">
            <text:p><text:s text:c="4"/>{ "day" : "monday", "hour" : "0,479166666666667", "action": "screen_off"},</text:p>
          </table:table-cell>
          <table:table-cell/>
          <table:table-cell table:style-name="ce3" office:value-type="string">
            <text:p>15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7];&quot;&quot;&quot;, &quot;&quot;action&quot;&quot;: &quot;&quot;&quot;;[.$F17];&quot;&quot;&quot;},&quot;)" office:value-type="string" office:string-value="    { &quot;day&quot; : &quot;monday&quot;, &quot;hour&quot; : &quot;15:10:00&quot;, &quot;action&quot;: &quot;screen_off&quot;},">
            <text:p><text:s text:c="4"/>{ "day" : "monday", "hour" : "15:1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2H00M00S">
            <text:p>12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8];&quot;&quot;&quot;, &quot;&quot;action&quot;&quot;: &quot;&quot;&quot;;[.$B18];&quot;&quot;&quot;},&quot;)" office:value-type="string" office:string-value="    { &quot;day&quot; : &quot;monday&quot;, &quot;hour&quot; : &quot;0,5&quot;, &quot;action&quot;: &quot;screen_on&quot;},">
            <text:p><text:s text:c="4"/>{ "day" : "monday", "hour" : "0,5", "action": "screen_on"},</text:p>
          </table:table-cell>
          <table:table-cell/>
          <table:table-cell table:style-name="ce3" office:value-type="string">
            <text:p>15:1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8];&quot;&quot;&quot;, &quot;&quot;action&quot;&quot;: &quot;&quot;&quot;;[.$F18];&quot;&quot;&quot;},&quot;)" office:value-type="string" office:string-value="    { &quot;day&quot; : &quot;monday&quot;, &quot;hour&quot; : &quot;15:12:00&quot;, &quot;action&quot;: &quot;screen_on&quot;},">
            <text:p><text:s text:c="4"/>{ "day" : "monday", "hour" : "15:1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2H30M00S">
            <text:p>12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9];&quot;&quot;&quot;, &quot;&quot;action&quot;&quot;: &quot;&quot;&quot;;[.$B19];&quot;&quot;&quot;},&quot;)" office:value-type="string" office:string-value="    { &quot;day&quot; : &quot;monday&quot;, &quot;hour&quot; : &quot;0,520833333333333&quot;, &quot;action&quot;: &quot;screen_off&quot;},">
            <text:p><text:s text:c="4"/>{ "day" : "monday", "hour" : "0,520833333333333", "action": "screen_off"},</text:p>
          </table:table-cell>
          <table:table-cell/>
          <table:table-cell table:style-name="ce3" office:value-type="string">
            <text:p>15:1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9];&quot;&quot;&quot;, &quot;&quot;action&quot;&quot;: &quot;&quot;&quot;;[.$F19];&quot;&quot;&quot;},&quot;)" office:value-type="string" office:string-value="    { &quot;day&quot; : &quot;monday&quot;, &quot;hour&quot; : &quot;15:14:00&quot;, &quot;action&quot;: &quot;screen_off&quot;},">
            <text:p><text:s text:c="4"/>{ "day" : "monday", "hour" : "15:1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3H00M00S">
            <text:p>13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0];&quot;&quot;&quot;, &quot;&quot;action&quot;&quot;: &quot;&quot;&quot;;[.$B20];&quot;&quot;&quot;},&quot;)" office:value-type="string" office:string-value="    { &quot;day&quot; : &quot;monday&quot;, &quot;hour&quot; : &quot;0,541666666666667&quot;, &quot;action&quot;: &quot;screen_on&quot;},">
            <text:p><text:s text:c="4"/>{ "day" : "monday", "hour" : "0,541666666666667", "action": "screen_on"},</text:p>
          </table:table-cell>
          <table:table-cell/>
          <table:table-cell table:style-name="ce3" office:value-type="string">
            <text:p>15:1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0];&quot;&quot;&quot;, &quot;&quot;action&quot;&quot;: &quot;&quot;&quot;;[.$F20];&quot;&quot;&quot;},&quot;)" office:value-type="string" office:string-value="    { &quot;day&quot; : &quot;monday&quot;, &quot;hour&quot; : &quot;15:16:00&quot;, &quot;action&quot;: &quot;screen_on&quot;},">
            <text:p><text:s text:c="4"/>{ "day" : "monday", "hour" : "15:1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3H30M00S">
            <text:p>13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1];&quot;&quot;&quot;, &quot;&quot;action&quot;&quot;: &quot;&quot;&quot;;[.$B21];&quot;&quot;&quot;},&quot;)" office:value-type="string" office:string-value="    { &quot;day&quot; : &quot;monday&quot;, &quot;hour&quot; : &quot;0,5625&quot;, &quot;action&quot;: &quot;screen_off&quot;},">
            <text:p><text:s text:c="4"/>{ "day" : "monday", "hour" : "0,5625", "action": "screen_off"},</text:p>
          </table:table-cell>
          <table:table-cell/>
          <table:table-cell table:style-name="ce3" office:value-type="string">
            <text:p>15:1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1];&quot;&quot;&quot;, &quot;&quot;action&quot;&quot;: &quot;&quot;&quot;;[.$F21];&quot;&quot;&quot;},&quot;)" office:value-type="string" office:string-value="    { &quot;day&quot; : &quot;monday&quot;, &quot;hour&quot; : &quot;15:18:00&quot;, &quot;action&quot;: &quot;screen_off&quot;},">
            <text:p><text:s text:c="4"/>{ "day" : "monday", "hour" : "15:1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4H00M00S">
            <text:p>14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2];&quot;&quot;&quot;, &quot;&quot;action&quot;&quot;: &quot;&quot;&quot;;[.$B22];&quot;&quot;&quot;},&quot;)" office:value-type="string" office:string-value="    { &quot;day&quot; : &quot;monday&quot;, &quot;hour&quot; : &quot;0,583333333333333&quot;, &quot;action&quot;: &quot;screen_on&quot;},">
            <text:p><text:s text:c="4"/>{ "day" : "monday", "hour" : "0,583333333333333", "action": "screen_on"},</text:p>
          </table:table-cell>
          <table:table-cell/>
          <table:table-cell table:style-name="ce3" office:value-type="string">
            <text:p>15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2];&quot;&quot;&quot;, &quot;&quot;action&quot;&quot;: &quot;&quot;&quot;;[.$F22];&quot;&quot;&quot;},&quot;)" office:value-type="string" office:string-value="    { &quot;day&quot; : &quot;monday&quot;, &quot;hour&quot; : &quot;15:20:00&quot;, &quot;action&quot;: &quot;screen_on&quot;},">
            <text:p><text:s text:c="4"/>{ "day" : "monday", "hour" : "15:2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4H30M00S">
            <text:p>14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3];&quot;&quot;&quot;, &quot;&quot;action&quot;&quot;: &quot;&quot;&quot;;[.$B23];&quot;&quot;&quot;},&quot;)" office:value-type="string" office:string-value="    { &quot;day&quot; : &quot;monday&quot;, &quot;hour&quot; : &quot;0,604166666666667&quot;, &quot;action&quot;: &quot;screen_off&quot;},">
            <text:p><text:s text:c="4"/>{ "day" : "monday", "hour" : "0,604166666666667", "action": "screen_off"},</text:p>
          </table:table-cell>
          <table:table-cell/>
          <table:table-cell table:style-name="ce3" office:value-type="string">
            <text:p>15:2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3];&quot;&quot;&quot;, &quot;&quot;action&quot;&quot;: &quot;&quot;&quot;;[.$F23];&quot;&quot;&quot;},&quot;)" office:value-type="string" office:string-value="    { &quot;day&quot; : &quot;monday&quot;, &quot;hour&quot; : &quot;15:22:00&quot;, &quot;action&quot;: &quot;screen_off&quot;},">
            <text:p><text:s text:c="4"/>{ "day" : "monday", "hour" : "15:2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5H00M00S">
            <text:p>1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4];&quot;&quot;&quot;, &quot;&quot;action&quot;&quot;: &quot;&quot;&quot;;[.$B24];&quot;&quot;&quot;},&quot;)" office:value-type="string" office:string-value="    { &quot;day&quot; : &quot;monday&quot;, &quot;hour&quot; : &quot;0,625&quot;, &quot;action&quot;: &quot;screen_on&quot;},">
            <text:p><text:s text:c="4"/>{ "day" : "monday", "hour" : "0,625", "action": "screen_on"},</text:p>
          </table:table-cell>
          <table:table-cell/>
          <table:table-cell table:style-name="ce3" office:value-type="string">
            <text:p>15:2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4];&quot;&quot;&quot;, &quot;&quot;action&quot;&quot;: &quot;&quot;&quot;;[.$F24];&quot;&quot;&quot;},&quot;)" office:value-type="string" office:string-value="    { &quot;day&quot; : &quot;monday&quot;, &quot;hour&quot; : &quot;15:24:00&quot;, &quot;action&quot;: &quot;screen_on&quot;},">
            <text:p><text:s text:c="4"/>{ "day" : "monday", "hour" : "15:2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5H30M00S">
            <text:p>1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5];&quot;&quot;&quot;, &quot;&quot;action&quot;&quot;: &quot;&quot;&quot;;[.$B25];&quot;&quot;&quot;},&quot;)" office:value-type="string" office:string-value="    { &quot;day&quot; : &quot;monday&quot;, &quot;hour&quot; : &quot;0,645833333333333&quot;, &quot;action&quot;: &quot;screen_off&quot;},">
            <text:p><text:s text:c="4"/>{ "day" : "monday", "hour" : "0,645833333333333", "action": "screen_off"},</text:p>
          </table:table-cell>
          <table:table-cell/>
          <table:table-cell table:style-name="ce3" office:value-type="string">
            <text:p>15:2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5];&quot;&quot;&quot;, &quot;&quot;action&quot;&quot;: &quot;&quot;&quot;;[.$F25];&quot;&quot;&quot;},&quot;)" office:value-type="string" office:string-value="    { &quot;day&quot; : &quot;monday&quot;, &quot;hour&quot; : &quot;15:26:00&quot;, &quot;action&quot;: &quot;screen_off&quot;},">
            <text:p><text:s text:c="4"/>{ "day" : "monday", "hour" : "15:2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6H00M00S">
            <text:p>1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6];&quot;&quot;&quot;, &quot;&quot;action&quot;&quot;: &quot;&quot;&quot;;[.$B26];&quot;&quot;&quot;},&quot;)" office:value-type="string" office:string-value="    { &quot;day&quot; : &quot;monday&quot;, &quot;hour&quot; : &quot;0,666666666666666&quot;, &quot;action&quot;: &quot;screen_on&quot;},">
            <text:p><text:s text:c="4"/>{ "day" : "monday", "hour" : "0,666666666666666", "action": "screen_on"},</text:p>
          </table:table-cell>
          <table:table-cell/>
          <table:table-cell table:style-name="ce3" office:value-type="string">
            <text:p>15:2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6];&quot;&quot;&quot;, &quot;&quot;action&quot;&quot;: &quot;&quot;&quot;;[.$F26];&quot;&quot;&quot;},&quot;)" office:value-type="string" office:string-value="    { &quot;day&quot; : &quot;monday&quot;, &quot;hour&quot; : &quot;15:28:00&quot;, &quot;action&quot;: &quot;screen_on&quot;},">
            <text:p><text:s text:c="4"/>{ "day" : "monday", "hour" : "15:2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6H30M00S">
            <text:p>1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7];&quot;&quot;&quot;, &quot;&quot;action&quot;&quot;: &quot;&quot;&quot;;[.$B27];&quot;&quot;&quot;},&quot;)" office:value-type="string" office:string-value="    { &quot;day&quot; : &quot;monday&quot;, &quot;hour&quot; : &quot;0,6875&quot;, &quot;action&quot;: &quot;screen_off&quot;},">
            <text:p><text:s text:c="4"/>{ "day" : "monday", "hour" : "0,6875", "action": "screen_off"},</text:p>
          </table:table-cell>
          <table:table-cell/>
          <table:table-cell table:style-name="ce3" office:value-type="string">
            <text:p>1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7];&quot;&quot;&quot;, &quot;&quot;action&quot;&quot;: &quot;&quot;&quot;;[.$F27];&quot;&quot;&quot;},&quot;)" office:value-type="string" office:string-value="    { &quot;day&quot; : &quot;monday&quot;, &quot;hour&quot; : &quot;15:30:00&quot;, &quot;action&quot;: &quot;screen_off&quot;},">
            <text:p><text:s text:c="4"/>{ "day" : "monday", "hour" : "15:3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7H00M00S">
            <text:p>17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8];&quot;&quot;&quot;, &quot;&quot;action&quot;&quot;: &quot;&quot;&quot;;[.$B28];&quot;&quot;&quot;},&quot;)" office:value-type="string" office:string-value="    { &quot;day&quot; : &quot;monday&quot;, &quot;hour&quot; : &quot;0,708333333333333&quot;, &quot;action&quot;: &quot;screen_on&quot;},">
            <text:p><text:s text:c="4"/>{ "day" : "monday", "hour" : "0,708333333333333", "action": "screen_on"},</text:p>
          </table:table-cell>
          <table:table-cell/>
          <table:table-cell table:style-name="ce3" office:value-type="string">
            <text:p>15:3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8];&quot;&quot;&quot;, &quot;&quot;action&quot;&quot;: &quot;&quot;&quot;;[.$F28];&quot;&quot;&quot;},&quot;)" office:value-type="string" office:string-value="    { &quot;day&quot; : &quot;monday&quot;, &quot;hour&quot; : &quot;15:32:00&quot;, &quot;action&quot;: &quot;screen_on&quot;},">
            <text:p><text:s text:c="4"/>{ "day" : "monday", "hour" : "15:3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7H30M00S">
            <text:p>17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9];&quot;&quot;&quot;, &quot;&quot;action&quot;&quot;: &quot;&quot;&quot;;[.$B29];&quot;&quot;&quot;},&quot;)" office:value-type="string" office:string-value="    { &quot;day&quot; : &quot;monday&quot;, &quot;hour&quot; : &quot;0,729166666666666&quot;, &quot;action&quot;: &quot;screen_off&quot;},">
            <text:p><text:s text:c="4"/>{ "day" : "monday", "hour" : "0,729166666666666", "action": "screen_off"},</text:p>
          </table:table-cell>
          <table:table-cell/>
          <table:table-cell table:style-name="ce3" office:value-type="string">
            <text:p>15:3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9];&quot;&quot;&quot;, &quot;&quot;action&quot;&quot;: &quot;&quot;&quot;;[.$F29];&quot;&quot;&quot;},&quot;)" office:value-type="string" office:string-value="    { &quot;day&quot; : &quot;monday&quot;, &quot;hour&quot; : &quot;15:34:00&quot;, &quot;action&quot;: &quot;screen_off&quot;},">
            <text:p><text:s text:c="4"/>{ "day" : "monday", "hour" : "15:3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0];&quot;&quot;&quot;, &quot;&quot;action&quot;&quot;: &quot;&quot;&quot;;[.$B30];&quot;&quot;&quot;},&quot;)" office:value-type="string" office:string-value="    { &quot;day&quot; : &quot;monday&quot;, &quot;hour&quot; : &quot;0,75&quot;, &quot;action&quot;: &quot;screen_on&quot;},">
            <text:p><text:s text:c="4"/>{ "day" : "monday", "hour" : "0,75", "action": "screen_on"},</text:p>
          </table:table-cell>
          <table:table-cell/>
          <table:table-cell table:style-name="ce3" office:value-type="string">
            <text:p>15:3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0];&quot;&quot;&quot;, &quot;&quot;action&quot;&quot;: &quot;&quot;&quot;;[.$F30];&quot;&quot;&quot;},&quot;)" office:value-type="string" office:string-value="    { &quot;day&quot; : &quot;monday&quot;, &quot;hour&quot; : &quot;15:36:00&quot;, &quot;action&quot;: &quot;screen_on&quot;},">
            <text:p><text:s text:c="4"/>{ "day" : "monday", "hour" : "15:3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8H30M00S">
            <text:p>18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1];&quot;&quot;&quot;, &quot;&quot;action&quot;&quot;: &quot;&quot;&quot;;[.$B31];&quot;&quot;&quot;},&quot;)" office:value-type="string" office:string-value="    { &quot;day&quot; : &quot;monday&quot;, &quot;hour&quot; : &quot;0,770833333333333&quot;, &quot;action&quot;: &quot;screen_off&quot;},">
            <text:p><text:s text:c="4"/>{ "day" : "monday", "hour" : "0,770833333333333", "action": "screen_off"},</text:p>
          </table:table-cell>
          <table:table-cell/>
          <table:table-cell table:style-name="ce3" office:value-type="string">
            <text:p>15:3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1];&quot;&quot;&quot;, &quot;&quot;action&quot;&quot;: &quot;&quot;&quot;;[.$F31];&quot;&quot;&quot;},&quot;)" office:value-type="string" office:string-value="    { &quot;day&quot; : &quot;monday&quot;, &quot;hour&quot; : &quot;15:38:00&quot;, &quot;action&quot;: &quot;screen_off&quot;},">
            <text:p><text:s text:c="4"/>{ "day" : "monday", "hour" : "15:3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9H00M00S">
            <text:p>19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2];&quot;&quot;&quot;, &quot;&quot;action&quot;&quot;: &quot;&quot;&quot;;[.$B32];&quot;&quot;&quot;},&quot;)" office:value-type="string" office:string-value="    { &quot;day&quot; : &quot;monday&quot;, &quot;hour&quot; : &quot;0,791666666666666&quot;, &quot;action&quot;: &quot;screen_on&quot;},">
            <text:p><text:s text:c="4"/>{ "day" : "monday", "hour" : "0,791666666666666", "action": "screen_on"},</text:p>
          </table:table-cell>
          <table:table-cell/>
          <table:table-cell table:style-name="ce3" office:value-type="string">
            <text:p>15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2];&quot;&quot;&quot;, &quot;&quot;action&quot;&quot;: &quot;&quot;&quot;;[.$F32];&quot;&quot;&quot;},&quot;)" office:value-type="string" office:string-value="    { &quot;day&quot; : &quot;monday&quot;, &quot;hour&quot; : &quot;15:40:00&quot;, &quot;action&quot;: &quot;screen_on&quot;},">
            <text:p><text:s text:c="4"/>{ "day" : "monday", "hour" : "15:4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19H30M00S">
            <text:p>19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3];&quot;&quot;&quot;, &quot;&quot;action&quot;&quot;: &quot;&quot;&quot;;[.$B33];&quot;&quot;&quot;},&quot;)" office:value-type="string" office:string-value="    { &quot;day&quot; : &quot;monday&quot;, &quot;hour&quot; : &quot;0,8125&quot;, &quot;action&quot;: &quot;screen_off&quot;},">
            <text:p><text:s text:c="4"/>{ "day" : "monday", "hour" : "0,8125", "action": "screen_off"},</text:p>
          </table:table-cell>
          <table:table-cell/>
          <table:table-cell table:style-name="ce3" office:value-type="string">
            <text:p>15:4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3];&quot;&quot;&quot;, &quot;&quot;action&quot;&quot;: &quot;&quot;&quot;;[.$F33];&quot;&quot;&quot;},&quot;)" office:value-type="string" office:string-value="    { &quot;day&quot; : &quot;monday&quot;, &quot;hour&quot; : &quot;15:42:00&quot;, &quot;action&quot;: &quot;screen_off&quot;},">
            <text:p><text:s text:c="4"/>{ "day" : "monday", "hour" : "15:4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0H00M00S">
            <text:p>2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4];&quot;&quot;&quot;, &quot;&quot;action&quot;&quot;: &quot;&quot;&quot;;[.$B34];&quot;&quot;&quot;},&quot;)" office:value-type="string" office:string-value="    { &quot;day&quot; : &quot;monday&quot;, &quot;hour&quot; : &quot;0,833333333333333&quot;, &quot;action&quot;: &quot;screen_on&quot;},">
            <text:p><text:s text:c="4"/>{ "day" : "monday", "hour" : "0,833333333333333", "action": "screen_on"},</text:p>
          </table:table-cell>
          <table:table-cell/>
          <table:table-cell table:style-name="ce3" office:value-type="string">
            <text:p>15:4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4];&quot;&quot;&quot;, &quot;&quot;action&quot;&quot;: &quot;&quot;&quot;;[.$F34];&quot;&quot;&quot;},&quot;)" office:value-type="string" office:string-value="    { &quot;day&quot; : &quot;monday&quot;, &quot;hour&quot; : &quot;15:44:00&quot;, &quot;action&quot;: &quot;screen_on&quot;},">
            <text:p><text:s text:c="4"/>{ "day" : "monday", "hour" : "15:4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0H30M00S">
            <text:p>2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5];&quot;&quot;&quot;, &quot;&quot;action&quot;&quot;: &quot;&quot;&quot;;[.$B35];&quot;&quot;&quot;},&quot;)" office:value-type="string" office:string-value="    { &quot;day&quot; : &quot;monday&quot;, &quot;hour&quot; : &quot;0,854166666666666&quot;, &quot;action&quot;: &quot;screen_off&quot;},">
            <text:p><text:s text:c="4"/>{ "day" : "monday", "hour" : "0,854166666666666", "action": "screen_off"},</text:p>
          </table:table-cell>
          <table:table-cell/>
          <table:table-cell table:style-name="ce3" office:value-type="string">
            <text:p>15:4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5];&quot;&quot;&quot;, &quot;&quot;action&quot;&quot;: &quot;&quot;&quot;;[.$F35];&quot;&quot;&quot;},&quot;)" office:value-type="string" office:string-value="    { &quot;day&quot; : &quot;monday&quot;, &quot;hour&quot; : &quot;15:46:00&quot;, &quot;action&quot;: &quot;screen_off&quot;},">
            <text:p><text:s text:c="4"/>{ "day" : "monday", "hour" : "15:4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1H00M00S">
            <text:p>2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6];&quot;&quot;&quot;, &quot;&quot;action&quot;&quot;: &quot;&quot;&quot;;[.$B36];&quot;&quot;&quot;},&quot;)" office:value-type="string" office:string-value="    { &quot;day&quot; : &quot;monday&quot;, &quot;hour&quot; : &quot;0,875&quot;, &quot;action&quot;: &quot;screen_on&quot;},">
            <text:p><text:s text:c="4"/>{ "day" : "monday", "hour" : "0,875", "action": "screen_on"},</text:p>
          </table:table-cell>
          <table:table-cell/>
          <table:table-cell table:style-name="ce3" office:value-type="string">
            <text:p>15:4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6];&quot;&quot;&quot;, &quot;&quot;action&quot;&quot;: &quot;&quot;&quot;;[.$F36];&quot;&quot;&quot;},&quot;)" office:value-type="string" office:string-value="    { &quot;day&quot; : &quot;monday&quot;, &quot;hour&quot; : &quot;15:48:00&quot;, &quot;action&quot;: &quot;screen_on&quot;},">
            <text:p><text:s text:c="4"/>{ "day" : "monday", "hour" : "15:4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1H30M00S">
            <text:p>21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7];&quot;&quot;&quot;, &quot;&quot;action&quot;&quot;: &quot;&quot;&quot;;[.$B37];&quot;&quot;&quot;},&quot;)" office:value-type="string" office:string-value="    { &quot;day&quot; : &quot;monday&quot;, &quot;hour&quot; : &quot;0,895833333333333&quot;, &quot;action&quot;: &quot;screen_off&quot;},">
            <text:p><text:s text:c="4"/>{ "day" : "monday", "hour" : "0,895833333333333", "action": "screen_off"},</text:p>
          </table:table-cell>
          <table:table-cell/>
          <table:table-cell table:style-name="ce3" office:value-type="string">
            <text:p>15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7];&quot;&quot;&quot;, &quot;&quot;action&quot;&quot;: &quot;&quot;&quot;;[.$F37];&quot;&quot;&quot;},&quot;)" office:value-type="string" office:string-value="    { &quot;day&quot; : &quot;monday&quot;, &quot;hour&quot; : &quot;15:50:00&quot;, &quot;action&quot;: &quot;screen_off&quot;},">
            <text:p><text:s text:c="4"/>{ "day" : "monday", "hour" : "15:5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2H00M00S">
            <text:p>22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8];&quot;&quot;&quot;, &quot;&quot;action&quot;&quot;: &quot;&quot;&quot;;[.$B38];&quot;&quot;&quot;},&quot;)" office:value-type="string" office:string-value="    { &quot;day&quot; : &quot;monday&quot;, &quot;hour&quot; : &quot;0,916666666666666&quot;, &quot;action&quot;: &quot;screen_on&quot;},">
            <text:p><text:s text:c="4"/>{ "day" : "monday", "hour" : "0,916666666666666", "action": "screen_on"},</text:p>
          </table:table-cell>
          <table:table-cell/>
          <table:table-cell table:style-name="ce3" office:value-type="string">
            <text:p>15:5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8];&quot;&quot;&quot;, &quot;&quot;action&quot;&quot;: &quot;&quot;&quot;;[.$F38];&quot;&quot;&quot;},&quot;)" office:value-type="string" office:string-value="    { &quot;day&quot; : &quot;monday&quot;, &quot;hour&quot; : &quot;15:52:00&quot;, &quot;action&quot;: &quot;screen_on&quot;},">
            <text:p><text:s text:c="4"/>{ "day" : "monday", "hour" : "15:5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2H30M00S">
            <text:p>22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9];&quot;&quot;&quot;, &quot;&quot;action&quot;&quot;: &quot;&quot;&quot;;[.$B39];&quot;&quot;&quot;},&quot;)" office:value-type="string" office:string-value="    { &quot;day&quot; : &quot;monday&quot;, &quot;hour&quot; : &quot;0,9375&quot;, &quot;action&quot;: &quot;screen_off&quot;},">
            <text:p><text:s text:c="4"/>{ "day" : "monday", "hour" : "0,9375", "action": "screen_off"},</text:p>
          </table:table-cell>
          <table:table-cell/>
          <table:table-cell table:style-name="ce3" office:value-type="string">
            <text:p>15:5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9];&quot;&quot;&quot;, &quot;&quot;action&quot;&quot;: &quot;&quot;&quot;;[.$F39];&quot;&quot;&quot;},&quot;)" office:value-type="string" office:string-value="    { &quot;day&quot; : &quot;monday&quot;, &quot;hour&quot; : &quot;15:54:00&quot;, &quot;action&quot;: &quot;screen_off&quot;},">
            <text:p><text:s text:c="4"/>{ "day" : "monday", "hour" : "15:5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3H00M00S">
            <text:p>23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0];&quot;&quot;&quot;, &quot;&quot;action&quot;&quot;: &quot;&quot;&quot;;[.$B40];&quot;&quot;&quot;},&quot;)" office:value-type="string" office:string-value="    { &quot;day&quot; : &quot;monday&quot;, &quot;hour&quot; : &quot;0,958333333333333&quot;, &quot;action&quot;: &quot;screen_on&quot;},">
            <text:p><text:s text:c="4"/>{ "day" : "monday", "hour" : "0,958333333333333", "action": "screen_on"},</text:p>
          </table:table-cell>
          <table:table-cell/>
          <table:table-cell table:style-name="ce3" office:value-type="string">
            <text:p>15:5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0];&quot;&quot;&quot;, &quot;&quot;action&quot;&quot;: &quot;&quot;&quot;;[.$F40];&quot;&quot;&quot;},&quot;)" office:value-type="string" office:string-value="    { &quot;day&quot; : &quot;monday&quot;, &quot;hour&quot; : &quot;15:56:00&quot;, &quot;action&quot;: &quot;screen_on&quot;},">
            <text:p><text:s text:c="4"/>{ "day" : "monday", "hour" : "15:5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3H30M00S">
            <text:p>23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1];&quot;&quot;&quot;, &quot;&quot;action&quot;&quot;: &quot;&quot;&quot;;[.$B41];&quot;&quot;&quot;},&quot;)" office:value-type="string" office:string-value="    { &quot;day&quot; : &quot;monday&quot;, &quot;hour&quot; : &quot;0,979166666666666&quot;, &quot;action&quot;: &quot;screen_off&quot;},">
            <text:p><text:s text:c="4"/>{ "day" : "monday", "hour" : "0,979166666666666", "action": "screen_off"},</text:p>
          </table:table-cell>
          <table:table-cell/>
          <table:table-cell table:style-name="ce3" office:value-type="string">
            <text:p>15:5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1];&quot;&quot;&quot;, &quot;&quot;action&quot;&quot;: &quot;&quot;&quot;;[.$F41];&quot;&quot;&quot;},&quot;)" office:value-type="string" office:string-value="    { &quot;day&quot; : &quot;monday&quot;, &quot;hour&quot; : &quot;15:58:00&quot;, &quot;action&quot;: &quot;screen_off&quot;},">
            <text:p><text:s text:c="4"/>{ "day" : "monday", "hour" : "15:5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4H00M00S">
            <text:p>0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2];&quot;&quot;&quot;, &quot;&quot;action&quot;&quot;: &quot;&quot;&quot;;[.$B42];&quot;&quot;&quot;},&quot;)" office:value-type="string" office:string-value="    { &quot;day&quot; : &quot;monday&quot;, &quot;hour&quot; : &quot;1&quot;, &quot;action&quot;: &quot;screen_on&quot;},">
            <text:p><text:s text:c="4"/>{ "day" : "monday", "hour" : "1", "action": "screen_on"},</text:p>
          </table:table-cell>
          <table:table-cell/>
          <table:table-cell table:style-name="ce3" office:value-type="string">
            <text:p>1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2];&quot;&quot;&quot;, &quot;&quot;action&quot;&quot;: &quot;&quot;&quot;;[.$F42];&quot;&quot;&quot;},&quot;)" office:value-type="string" office:string-value="    { &quot;day&quot; : &quot;monday&quot;, &quot;hour&quot; : &quot;16:00:00&quot;, &quot;action&quot;: &quot;screen_on&quot;},">
            <text:p><text:s text:c="4"/>{ "day" : "monday", "hour" : "16:0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4H30M00S">
            <text:p>0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3];&quot;&quot;&quot;, &quot;&quot;action&quot;&quot;: &quot;&quot;&quot;;[.$B43];&quot;&quot;&quot;},&quot;)" office:value-type="string" office:string-value="    { &quot;day&quot; : &quot;monday&quot;, &quot;hour&quot; : &quot;1,02083333333333&quot;, &quot;action&quot;: &quot;screen_off&quot;},">
            <text:p><text:s text:c="4"/>{ "day" : "monday", "hour" : "1,02083333333333", "action": "screen_off"},</text:p>
          </table:table-cell>
          <table:table-cell/>
          <table:table-cell table:style-name="ce3" office:value-type="string">
            <text:p>16:0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3];&quot;&quot;&quot;, &quot;&quot;action&quot;&quot;: &quot;&quot;&quot;;[.$F43];&quot;&quot;&quot;},&quot;)" office:value-type="string" office:string-value="    { &quot;day&quot; : &quot;monday&quot;, &quot;hour&quot; : &quot;16:02:00&quot;, &quot;action&quot;: &quot;screen_off&quot;},">
            <text:p><text:s text:c="4"/>{ "day" : "monday", "hour" : "16:0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5H00M00S">
            <text:p>0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4];&quot;&quot;&quot;, &quot;&quot;action&quot;&quot;: &quot;&quot;&quot;;[.$B44];&quot;&quot;&quot;},&quot;)" office:value-type="string" office:string-value="    { &quot;day&quot; : &quot;monday&quot;, &quot;hour&quot; : &quot;1,04166666666667&quot;, &quot;action&quot;: &quot;screen_on&quot;},">
            <text:p><text:s text:c="4"/>{ "day" : "monday", "hour" : "1,04166666666667", "action": "screen_on"},</text:p>
          </table:table-cell>
          <table:table-cell/>
          <table:table-cell table:style-name="ce3" office:value-type="string">
            <text:p>16:0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4];&quot;&quot;&quot;, &quot;&quot;action&quot;&quot;: &quot;&quot;&quot;;[.$F44];&quot;&quot;&quot;},&quot;)" office:value-type="string" office:string-value="    { &quot;day&quot; : &quot;monday&quot;, &quot;hour&quot; : &quot;16:04:00&quot;, &quot;action&quot;: &quot;screen_on&quot;},">
            <text:p><text:s text:c="4"/>{ "day" : "monday", "hour" : "16:0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5H30M00S">
            <text:p>01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5];&quot;&quot;&quot;, &quot;&quot;action&quot;&quot;: &quot;&quot;&quot;;[.$B45];&quot;&quot;&quot;},&quot;)" office:value-type="string" office:string-value="    { &quot;day&quot; : &quot;monday&quot;, &quot;hour&quot; : &quot;1,0625&quot;, &quot;action&quot;: &quot;screen_off&quot;},">
            <text:p><text:s text:c="4"/>{ "day" : "monday", "hour" : "1,0625", "action": "screen_off"},</text:p>
          </table:table-cell>
          <table:table-cell/>
          <table:table-cell table:style-name="ce3" office:value-type="string">
            <text:p>16:0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5];&quot;&quot;&quot;, &quot;&quot;action&quot;&quot;: &quot;&quot;&quot;;[.$F45];&quot;&quot;&quot;},&quot;)" office:value-type="string" office:string-value="    { &quot;day&quot; : &quot;monday&quot;, &quot;hour&quot; : &quot;16:06:00&quot;, &quot;action&quot;: &quot;screen_off&quot;},">
            <text:p><text:s text:c="4"/>{ "day" : "monday", "hour" : "16:0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6H00M00S">
            <text:p>02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6];&quot;&quot;&quot;, &quot;&quot;action&quot;&quot;: &quot;&quot;&quot;;[.$B46];&quot;&quot;&quot;},&quot;)" office:value-type="string" office:string-value="    { &quot;day&quot; : &quot;monday&quot;, &quot;hour&quot; : &quot;1,08333333333333&quot;, &quot;action&quot;: &quot;screen_on&quot;},">
            <text:p><text:s text:c="4"/>{ "day" : "monday", "hour" : "1,08333333333333", "action": "screen_on"},</text:p>
          </table:table-cell>
          <table:table-cell/>
          <table:table-cell table:style-name="ce3" office:value-type="string">
            <text:p>16:0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6];&quot;&quot;&quot;, &quot;&quot;action&quot;&quot;: &quot;&quot;&quot;;[.$F46];&quot;&quot;&quot;},&quot;)" office:value-type="string" office:string-value="    { &quot;day&quot; : &quot;monday&quot;, &quot;hour&quot; : &quot;16:08:00&quot;, &quot;action&quot;: &quot;screen_on&quot;},">
            <text:p><text:s text:c="4"/>{ "day" : "monday", "hour" : "16:0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6H30M00S">
            <text:p>02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7];&quot;&quot;&quot;, &quot;&quot;action&quot;&quot;: &quot;&quot;&quot;;[.$B47];&quot;&quot;&quot;},&quot;)" office:value-type="string" office:string-value="    { &quot;day&quot; : &quot;monday&quot;, &quot;hour&quot; : &quot;1,10416666666667&quot;, &quot;action&quot;: &quot;screen_off&quot;},">
            <text:p><text:s text:c="4"/>{ "day" : "monday", "hour" : "1,10416666666667", "action": "screen_off"},</text:p>
          </table:table-cell>
          <table:table-cell/>
          <table:table-cell table:style-name="ce3" office:value-type="string">
            <text:p>16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7];&quot;&quot;&quot;, &quot;&quot;action&quot;&quot;: &quot;&quot;&quot;;[.$F47];&quot;&quot;&quot;},&quot;)" office:value-type="string" office:string-value="    { &quot;day&quot; : &quot;monday&quot;, &quot;hour&quot; : &quot;16:10:00&quot;, &quot;action&quot;: &quot;screen_off&quot;},">
            <text:p><text:s text:c="4"/>{ "day" : "monday", "hour" : "16:1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7H00M00S">
            <text:p>03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8];&quot;&quot;&quot;, &quot;&quot;action&quot;&quot;: &quot;&quot;&quot;;[.$B48];&quot;&quot;&quot;},&quot;)" office:value-type="string" office:string-value="    { &quot;day&quot; : &quot;monday&quot;, &quot;hour&quot; : &quot;1,125&quot;, &quot;action&quot;: &quot;screen_on&quot;},">
            <text:p><text:s text:c="4"/>{ "day" : "monday", "hour" : "1,125", "action": "screen_on"},</text:p>
          </table:table-cell>
          <table:table-cell/>
          <table:table-cell table:style-name="ce3" office:value-type="string">
            <text:p>16:1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8];&quot;&quot;&quot;, &quot;&quot;action&quot;&quot;: &quot;&quot;&quot;;[.$F48];&quot;&quot;&quot;},&quot;)" office:value-type="string" office:string-value="    { &quot;day&quot; : &quot;monday&quot;, &quot;hour&quot; : &quot;16:12:00&quot;, &quot;action&quot;: &quot;screen_on&quot;},">
            <text:p><text:s text:c="4"/>{ "day" : "monday", "hour" : "16:1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7H30M00S">
            <text:p>03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9];&quot;&quot;&quot;, &quot;&quot;action&quot;&quot;: &quot;&quot;&quot;;[.$B49];&quot;&quot;&quot;},&quot;)" office:value-type="string" office:string-value="    { &quot;day&quot; : &quot;monday&quot;, &quot;hour&quot; : &quot;1,14583333333333&quot;, &quot;action&quot;: &quot;screen_off&quot;},">
            <text:p><text:s text:c="4"/>{ "day" : "monday", "hour" : "1,14583333333333", "action": "screen_off"},</text:p>
          </table:table-cell>
          <table:table-cell/>
          <table:table-cell table:style-name="ce3" office:value-type="string">
            <text:p>16:1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9];&quot;&quot;&quot;, &quot;&quot;action&quot;&quot;: &quot;&quot;&quot;;[.$F49];&quot;&quot;&quot;},&quot;)" office:value-type="string" office:string-value="    { &quot;day&quot; : &quot;monday&quot;, &quot;hour&quot; : &quot;16:14:00&quot;, &quot;action&quot;: &quot;screen_off&quot;},">
            <text:p><text:s text:c="4"/>{ "day" : "monday", "hour" : "16:1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8H00M00S">
            <text:p>04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0];&quot;&quot;&quot;, &quot;&quot;action&quot;&quot;: &quot;&quot;&quot;;[.$B50];&quot;&quot;&quot;},&quot;)" office:value-type="string" office:string-value="    { &quot;day&quot; : &quot;monday&quot;, &quot;hour&quot; : &quot;1,16666666666667&quot;, &quot;action&quot;: &quot;screen_on&quot;},">
            <text:p><text:s text:c="4"/>{ "day" : "monday", "hour" : "1,16666666666667", "action": "screen_on"},</text:p>
          </table:table-cell>
          <table:table-cell/>
          <table:table-cell table:style-name="ce3" office:value-type="string">
            <text:p>16:1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0];&quot;&quot;&quot;, &quot;&quot;action&quot;&quot;: &quot;&quot;&quot;;[.$F50];&quot;&quot;&quot;},&quot;)" office:value-type="string" office:string-value="    { &quot;day&quot; : &quot;monday&quot;, &quot;hour&quot; : &quot;16:16:00&quot;, &quot;action&quot;: &quot;screen_on&quot;},">
            <text:p><text:s text:c="4"/>{ "day" : "monday", "hour" : "16:1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8H30M00S">
            <text:p>04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1];&quot;&quot;&quot;, &quot;&quot;action&quot;&quot;: &quot;&quot;&quot;;[.$B51];&quot;&quot;&quot;},&quot;)" office:value-type="string" office:string-value="    { &quot;day&quot; : &quot;monday&quot;, &quot;hour&quot; : &quot;1,1875&quot;, &quot;action&quot;: &quot;screen_off&quot;},">
            <text:p><text:s text:c="4"/>{ "day" : "monday", "hour" : "1,1875", "action": "screen_off"},</text:p>
          </table:table-cell>
          <table:table-cell/>
          <table:table-cell table:style-name="ce3" office:value-type="string">
            <text:p>16:1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1];&quot;&quot;&quot;, &quot;&quot;action&quot;&quot;: &quot;&quot;&quot;;[.$F51];&quot;&quot;&quot;},&quot;)" office:value-type="string" office:string-value="    { &quot;day&quot; : &quot;monday&quot;, &quot;hour&quot; : &quot;16:18:00&quot;, &quot;action&quot;: &quot;screen_off&quot;},">
            <text:p><text:s text:c="4"/>{ "day" : "monday", "hour" : "16:1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9H00M00S">
            <text:p>0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2];&quot;&quot;&quot;, &quot;&quot;action&quot;&quot;: &quot;&quot;&quot;;[.$B52];&quot;&quot;&quot;},&quot;)" office:value-type="string" office:string-value="    { &quot;day&quot; : &quot;monday&quot;, &quot;hour&quot; : &quot;1,20833333333333&quot;, &quot;action&quot;: &quot;screen_on&quot;},">
            <text:p><text:s text:c="4"/>{ "day" : "monday", "hour" : "1,20833333333333", "action": "screen_on"},</text:p>
          </table:table-cell>
          <table:table-cell/>
          <table:table-cell table:style-name="ce3" office:value-type="string">
            <text:p>16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2];&quot;&quot;&quot;, &quot;&quot;action&quot;&quot;: &quot;&quot;&quot;;[.$F52];&quot;&quot;&quot;},&quot;)" office:value-type="string" office:string-value="    { &quot;day&quot; : &quot;monday&quot;, &quot;hour&quot; : &quot;16:20:00&quot;, &quot;action&quot;: &quot;screen_on&quot;},">
            <text:p><text:s text:c="4"/>{ "day" : "monday", "hour" : "16:2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29H30M00S">
            <text:p>0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3];&quot;&quot;&quot;, &quot;&quot;action&quot;&quot;: &quot;&quot;&quot;;[.$B53];&quot;&quot;&quot;},&quot;)" office:value-type="string" office:string-value="    { &quot;day&quot; : &quot;monday&quot;, &quot;hour&quot; : &quot;1,22916666666667&quot;, &quot;action&quot;: &quot;screen_off&quot;},">
            <text:p><text:s text:c="4"/>{ "day" : "monday", "hour" : "1,22916666666667", "action": "screen_off"},</text:p>
          </table:table-cell>
          <table:table-cell/>
          <table:table-cell table:style-name="ce3" office:value-type="string">
            <text:p>16:2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3];&quot;&quot;&quot;, &quot;&quot;action&quot;&quot;: &quot;&quot;&quot;;[.$F53];&quot;&quot;&quot;},&quot;)" office:value-type="string" office:string-value="    { &quot;day&quot; : &quot;monday&quot;, &quot;hour&quot; : &quot;16:22:00&quot;, &quot;action&quot;: &quot;screen_off&quot;},">
            <text:p><text:s text:c="4"/>{ "day" : "monday", "hour" : "16:2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0H00M00S">
            <text:p>0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4];&quot;&quot;&quot;, &quot;&quot;action&quot;&quot;: &quot;&quot;&quot;;[.$B54];&quot;&quot;&quot;},&quot;)" office:value-type="string" office:string-value="    { &quot;day&quot; : &quot;monday&quot;, &quot;hour&quot; : &quot;1,25&quot;, &quot;action&quot;: &quot;screen_on&quot;},">
            <text:p><text:s text:c="4"/>{ "day" : "monday", "hour" : "1,25", "action": "screen_on"},</text:p>
          </table:table-cell>
          <table:table-cell/>
          <table:table-cell table:style-name="ce3" office:value-type="string">
            <text:p>16:2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4];&quot;&quot;&quot;, &quot;&quot;action&quot;&quot;: &quot;&quot;&quot;;[.$F54];&quot;&quot;&quot;},&quot;)" office:value-type="string" office:string-value="    { &quot;day&quot; : &quot;monday&quot;, &quot;hour&quot; : &quot;16:24:00&quot;, &quot;action&quot;: &quot;screen_on&quot;},">
            <text:p><text:s text:c="4"/>{ "day" : "monday", "hour" : "16:2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0H30M00S">
            <text:p>0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5];&quot;&quot;&quot;, &quot;&quot;action&quot;&quot;: &quot;&quot;&quot;;[.$B55];&quot;&quot;&quot;},&quot;)" office:value-type="string" office:string-value="    { &quot;day&quot; : &quot;monday&quot;, &quot;hour&quot; : &quot;1,27083333333333&quot;, &quot;action&quot;: &quot;screen_off&quot;},">
            <text:p><text:s text:c="4"/>{ "day" : "monday", "hour" : "1,27083333333333", "action": "screen_off"},</text:p>
          </table:table-cell>
          <table:table-cell/>
          <table:table-cell table:style-name="ce3" office:value-type="string">
            <text:p>16:2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5];&quot;&quot;&quot;, &quot;&quot;action&quot;&quot;: &quot;&quot;&quot;;[.$F55];&quot;&quot;&quot;},&quot;)" office:value-type="string" office:string-value="    { &quot;day&quot; : &quot;monday&quot;, &quot;hour&quot; : &quot;16:26:00&quot;, &quot;action&quot;: &quot;screen_off&quot;},">
            <text:p><text:s text:c="4"/>{ "day" : "monday", "hour" : "16:2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1H00M00S">
            <text:p>07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6];&quot;&quot;&quot;, &quot;&quot;action&quot;&quot;: &quot;&quot;&quot;;[.$B56];&quot;&quot;&quot;},&quot;)" office:value-type="string" office:string-value="    { &quot;day&quot; : &quot;monday&quot;, &quot;hour&quot; : &quot;1,29166666666667&quot;, &quot;action&quot;: &quot;screen_on&quot;},">
            <text:p><text:s text:c="4"/>{ "day" : "monday", "hour" : "1,29166666666667", "action": "screen_on"},</text:p>
          </table:table-cell>
          <table:table-cell/>
          <table:table-cell table:style-name="ce3" office:value-type="string">
            <text:p>16:2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6];&quot;&quot;&quot;, &quot;&quot;action&quot;&quot;: &quot;&quot;&quot;;[.$F56];&quot;&quot;&quot;},&quot;)" office:value-type="string" office:string-value="    { &quot;day&quot; : &quot;monday&quot;, &quot;hour&quot; : &quot;16:28:00&quot;, &quot;action&quot;: &quot;screen_on&quot;},">
            <text:p><text:s text:c="4"/>{ "day" : "monday", "hour" : "16:2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1H30M00S">
            <text:p>07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7];&quot;&quot;&quot;, &quot;&quot;action&quot;&quot;: &quot;&quot;&quot;;[.$B57];&quot;&quot;&quot;},&quot;)" office:value-type="string" office:string-value="    { &quot;day&quot; : &quot;monday&quot;, &quot;hour&quot; : &quot;1,3125&quot;, &quot;action&quot;: &quot;screen_off&quot;},">
            <text:p><text:s text:c="4"/>{ "day" : "monday", "hour" : "1,3125", "action": "screen_off"},</text:p>
          </table:table-cell>
          <table:table-cell/>
          <table:table-cell table:style-name="ce3" office:value-type="string">
            <text:p>1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7];&quot;&quot;&quot;, &quot;&quot;action&quot;&quot;: &quot;&quot;&quot;;[.$F57];&quot;&quot;&quot;},&quot;)" office:value-type="string" office:string-value="    { &quot;day&quot; : &quot;monday&quot;, &quot;hour&quot; : &quot;16:30:00&quot;, &quot;action&quot;: &quot;screen_off&quot;},">
            <text:p><text:s text:c="4"/>{ "day" : "monday", "hour" : "16:3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2H00M00S">
            <text:p>08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8];&quot;&quot;&quot;, &quot;&quot;action&quot;&quot;: &quot;&quot;&quot;;[.$B58];&quot;&quot;&quot;},&quot;)" office:value-type="string" office:string-value="    { &quot;day&quot; : &quot;monday&quot;, &quot;hour&quot; : &quot;1,33333333333333&quot;, &quot;action&quot;: &quot;screen_on&quot;},">
            <text:p><text:s text:c="4"/>{ "day" : "monday", "hour" : "1,33333333333333", "action": "screen_on"},</text:p>
          </table:table-cell>
          <table:table-cell/>
          <table:table-cell table:style-name="ce3" office:value-type="string">
            <text:p>16:3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8];&quot;&quot;&quot;, &quot;&quot;action&quot;&quot;: &quot;&quot;&quot;;[.$F58];&quot;&quot;&quot;},&quot;)" office:value-type="string" office:string-value="    { &quot;day&quot; : &quot;monday&quot;, &quot;hour&quot; : &quot;16:32:00&quot;, &quot;action&quot;: &quot;screen_on&quot;},">
            <text:p><text:s text:c="4"/>{ "day" : "monday", "hour" : "16:3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2H30M00S">
            <text:p>08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9];&quot;&quot;&quot;, &quot;&quot;action&quot;&quot;: &quot;&quot;&quot;;[.$B59];&quot;&quot;&quot;},&quot;)" office:value-type="string" office:string-value="    { &quot;day&quot; : &quot;monday&quot;, &quot;hour&quot; : &quot;1,35416666666667&quot;, &quot;action&quot;: &quot;screen_off&quot;},">
            <text:p><text:s text:c="4"/>{ "day" : "monday", "hour" : "1,35416666666667", "action": "screen_off"},</text:p>
          </table:table-cell>
          <table:table-cell/>
          <table:table-cell table:style-name="ce3" office:value-type="string">
            <text:p>16:3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9];&quot;&quot;&quot;, &quot;&quot;action&quot;&quot;: &quot;&quot;&quot;;[.$F59];&quot;&quot;&quot;},&quot;)" office:value-type="string" office:string-value="    { &quot;day&quot; : &quot;monday&quot;, &quot;hour&quot; : &quot;16:34:00&quot;, &quot;action&quot;: &quot;screen_off&quot;},">
            <text:p><text:s text:c="4"/>{ "day" : "monday", "hour" : "16:3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3H00M00S">
            <text:p>09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0];&quot;&quot;&quot;, &quot;&quot;action&quot;&quot;: &quot;&quot;&quot;;[.$B60];&quot;&quot;&quot;},&quot;)" office:value-type="string" office:string-value="    { &quot;day&quot; : &quot;monday&quot;, &quot;hour&quot; : &quot;1,375&quot;, &quot;action&quot;: &quot;screen_on&quot;},">
            <text:p><text:s text:c="4"/>{ "day" : "monday", "hour" : "1,375", "action": "screen_on"},</text:p>
          </table:table-cell>
          <table:table-cell/>
          <table:table-cell table:style-name="ce3" office:value-type="string">
            <text:p>16:3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0];&quot;&quot;&quot;, &quot;&quot;action&quot;&quot;: &quot;&quot;&quot;;[.$F60];&quot;&quot;&quot;},&quot;)" office:value-type="string" office:string-value="    { &quot;day&quot; : &quot;monday&quot;, &quot;hour&quot; : &quot;16:36:00&quot;, &quot;action&quot;: &quot;screen_on&quot;},">
            <text:p><text:s text:c="4"/>{ "day" : "monday", "hour" : "16:3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3H30M00S">
            <text:p>09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1];&quot;&quot;&quot;, &quot;&quot;action&quot;&quot;: &quot;&quot;&quot;;[.$B61];&quot;&quot;&quot;},&quot;)" office:value-type="string" office:string-value="    { &quot;day&quot; : &quot;monday&quot;, &quot;hour&quot; : &quot;1,39583333333333&quot;, &quot;action&quot;: &quot;screen_off&quot;},">
            <text:p><text:s text:c="4"/>{ "day" : "monday", "hour" : "1,39583333333333", "action": "screen_off"},</text:p>
          </table:table-cell>
          <table:table-cell/>
          <table:table-cell table:style-name="ce3" office:value-type="string">
            <text:p>16:3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1];&quot;&quot;&quot;, &quot;&quot;action&quot;&quot;: &quot;&quot;&quot;;[.$F61];&quot;&quot;&quot;},&quot;)" office:value-type="string" office:string-value="    { &quot;day&quot; : &quot;monday&quot;, &quot;hour&quot; : &quot;16:38:00&quot;, &quot;action&quot;: &quot;screen_off&quot;},">
            <text:p><text:s text:c="4"/>{ "day" : "monday", "hour" : "16:3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4H00M00S">
            <text:p>1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2];&quot;&quot;&quot;, &quot;&quot;action&quot;&quot;: &quot;&quot;&quot;;[.$B62];&quot;&quot;&quot;},&quot;)" office:value-type="string" office:string-value="    { &quot;day&quot; : &quot;monday&quot;, &quot;hour&quot; : &quot;1,41666666666667&quot;, &quot;action&quot;: &quot;screen_on&quot;},">
            <text:p><text:s text:c="4"/>{ "day" : "monday", "hour" : "1,41666666666667", "action": "screen_on"},</text:p>
          </table:table-cell>
          <table:table-cell/>
          <table:table-cell table:style-name="ce3" office:value-type="string">
            <text:p>16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2];&quot;&quot;&quot;, &quot;&quot;action&quot;&quot;: &quot;&quot;&quot;;[.$F62];&quot;&quot;&quot;},&quot;)" office:value-type="string" office:string-value="    { &quot;day&quot; : &quot;monday&quot;, &quot;hour&quot; : &quot;16:40:00&quot;, &quot;action&quot;: &quot;screen_on&quot;},">
            <text:p><text:s text:c="4"/>{ "day" : "monday", "hour" : "16:4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4H30M00S">
            <text:p>1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3];&quot;&quot;&quot;, &quot;&quot;action&quot;&quot;: &quot;&quot;&quot;;[.$B63];&quot;&quot;&quot;},&quot;)" office:value-type="string" office:string-value="    { &quot;day&quot; : &quot;monday&quot;, &quot;hour&quot; : &quot;1,4375&quot;, &quot;action&quot;: &quot;screen_off&quot;},">
            <text:p><text:s text:c="4"/>{ "day" : "monday", "hour" : "1,4375", "action": "screen_off"},</text:p>
          </table:table-cell>
          <table:table-cell/>
          <table:table-cell table:style-name="ce3" office:value-type="string">
            <text:p>16:4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3];&quot;&quot;&quot;, &quot;&quot;action&quot;&quot;: &quot;&quot;&quot;;[.$F63];&quot;&quot;&quot;},&quot;)" office:value-type="string" office:string-value="    { &quot;day&quot; : &quot;monday&quot;, &quot;hour&quot; : &quot;16:42:00&quot;, &quot;action&quot;: &quot;screen_off&quot;},">
            <text:p><text:s text:c="4"/>{ "day" : "monday", "hour" : "16:4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5H00M00S">
            <text:p>1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4];&quot;&quot;&quot;, &quot;&quot;action&quot;&quot;: &quot;&quot;&quot;;[.$B64];&quot;&quot;&quot;},&quot;)" office:value-type="string" office:string-value="    { &quot;day&quot; : &quot;monday&quot;, &quot;hour&quot; : &quot;1,45833333333333&quot;, &quot;action&quot;: &quot;screen_on&quot;},">
            <text:p><text:s text:c="4"/>{ "day" : "monday", "hour" : "1,45833333333333", "action": "screen_on"},</text:p>
          </table:table-cell>
          <table:table-cell/>
          <table:table-cell table:style-name="ce3" office:value-type="string">
            <text:p>16:4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4];&quot;&quot;&quot;, &quot;&quot;action&quot;&quot;: &quot;&quot;&quot;;[.$F64];&quot;&quot;&quot;},&quot;)" office:value-type="string" office:string-value="    { &quot;day&quot; : &quot;monday&quot;, &quot;hour&quot; : &quot;16:44:00&quot;, &quot;action&quot;: &quot;screen_on&quot;},">
            <text:p><text:s text:c="4"/>{ "day" : "monday", "hour" : "16:4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5H30M00S">
            <text:p>11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5];&quot;&quot;&quot;, &quot;&quot;action&quot;&quot;: &quot;&quot;&quot;;[.$B65];&quot;&quot;&quot;},&quot;)" office:value-type="string" office:string-value="    { &quot;day&quot; : &quot;monday&quot;, &quot;hour&quot; : &quot;1,47916666666667&quot;, &quot;action&quot;: &quot;screen_on&quot;},">
            <text:p><text:s text:c="4"/>{ "day" : "monday", "hour" : "1,47916666666667", "action": "screen_on"},</text:p>
          </table:table-cell>
          <table:table-cell/>
          <table:table-cell table:style-name="ce3" office:value-type="string">
            <text:p>16:4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5];&quot;&quot;&quot;, &quot;&quot;action&quot;&quot;: &quot;&quot;&quot;;[.$F65];&quot;&quot;&quot;},&quot;)" office:value-type="string" office:string-value="    { &quot;day&quot; : &quot;monday&quot;, &quot;hour&quot; : &quot;16:46:00&quot;, &quot;action&quot;: &quot;screen_on&quot;},">
            <text:p><text:s text:c="4"/>{ "day" : "monday", "hour" : "16:4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6H00M00S">
            <text:p>12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6];&quot;&quot;&quot;, &quot;&quot;action&quot;&quot;: &quot;&quot;&quot;;[.$B66];&quot;&quot;&quot;},&quot;)" office:value-type="string" office:string-value="    { &quot;day&quot; : &quot;monday&quot;, &quot;hour&quot; : &quot;1,5&quot;, &quot;action&quot;: &quot;screen_off&quot;},">
            <text:p><text:s text:c="4"/>{ "day" : "monday", "hour" : "1,5", "action": "screen_off"},</text:p>
          </table:table-cell>
          <table:table-cell/>
          <table:table-cell table:style-name="ce3" office:value-type="string">
            <text:p>16:4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6];&quot;&quot;&quot;, &quot;&quot;action&quot;&quot;: &quot;&quot;&quot;;[.$F66];&quot;&quot;&quot;},&quot;)" office:value-type="string" office:string-value="    { &quot;day&quot; : &quot;monday&quot;, &quot;hour&quot; : &quot;16:48:00&quot;, &quot;action&quot;: &quot;screen_off&quot;},">
            <text:p><text:s text:c="4"/>{ "day" : "monday", "hour" : "16:4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6H30M00S">
            <text:p>12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7];&quot;&quot;&quot;, &quot;&quot;action&quot;&quot;: &quot;&quot;&quot;;[.$B67];&quot;&quot;&quot;},&quot;)" office:value-type="string" office:string-value="    { &quot;day&quot; : &quot;monday&quot;, &quot;hour&quot; : &quot;1,52083333333333&quot;, &quot;action&quot;: &quot;screen_on&quot;},">
            <text:p><text:s text:c="4"/>{ "day" : "monday", "hour" : "1,52083333333333", "action": "screen_on"},</text:p>
          </table:table-cell>
          <table:table-cell/>
          <table:table-cell table:style-name="ce3" office:value-type="string">
            <text:p>16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7];&quot;&quot;&quot;, &quot;&quot;action&quot;&quot;: &quot;&quot;&quot;;[.$F67];&quot;&quot;&quot;},&quot;)" office:value-type="string" office:string-value="    { &quot;day&quot; : &quot;monday&quot;, &quot;hour&quot; : &quot;16:50:00&quot;, &quot;action&quot;: &quot;screen_on&quot;},">
            <text:p><text:s text:c="4"/>{ "day" : "monday", "hour" : "16:5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7H00M00S">
            <text:p>13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8];&quot;&quot;&quot;, &quot;&quot;action&quot;&quot;: &quot;&quot;&quot;;[.$B68];&quot;&quot;&quot;},&quot;)" office:value-type="string" office:string-value="    { &quot;day&quot; : &quot;monday&quot;, &quot;hour&quot; : &quot;1,54166666666667&quot;, &quot;action&quot;: &quot;screen_off&quot;},">
            <text:p><text:s text:c="4"/>{ "day" : "monday", "hour" : "1,54166666666667", "action": "screen_off"},</text:p>
          </table:table-cell>
          <table:table-cell/>
          <table:table-cell table:style-name="ce3" office:value-type="string">
            <text:p>16:5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8];&quot;&quot;&quot;, &quot;&quot;action&quot;&quot;: &quot;&quot;&quot;;[.$F68];&quot;&quot;&quot;},&quot;)" office:value-type="string" office:string-value="    { &quot;day&quot; : &quot;monday&quot;, &quot;hour&quot; : &quot;16:52:00&quot;, &quot;action&quot;: &quot;screen_off&quot;},">
            <text:p><text:s text:c="4"/>{ "day" : "monday", "hour" : "16:5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7H30M00S">
            <text:p>13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9];&quot;&quot;&quot;, &quot;&quot;action&quot;&quot;: &quot;&quot;&quot;;[.$B69];&quot;&quot;&quot;},&quot;)" office:value-type="string" office:string-value="    { &quot;day&quot; : &quot;monday&quot;, &quot;hour&quot; : &quot;1,5625&quot;, &quot;action&quot;: &quot;screen_on&quot;},">
            <text:p><text:s text:c="4"/>{ "day" : "monday", "hour" : "1,5625", "action": "screen_on"},</text:p>
          </table:table-cell>
          <table:table-cell/>
          <table:table-cell table:style-name="ce3" office:value-type="string">
            <text:p>16:5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9];&quot;&quot;&quot;, &quot;&quot;action&quot;&quot;: &quot;&quot;&quot;;[.$F69];&quot;&quot;&quot;},&quot;)" office:value-type="string" office:string-value="    { &quot;day&quot; : &quot;monday&quot;, &quot;hour&quot; : &quot;16:54:00&quot;, &quot;action&quot;: &quot;screen_on&quot;},">
            <text:p><text:s text:c="4"/>{ "day" : "monday", "hour" : "16:5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8H00M00S">
            <text:p>14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0];&quot;&quot;&quot;, &quot;&quot;action&quot;&quot;: &quot;&quot;&quot;;[.$B70];&quot;&quot;&quot;},&quot;)" office:value-type="string" office:string-value="    { &quot;day&quot; : &quot;monday&quot;, &quot;hour&quot; : &quot;1,58333333333333&quot;, &quot;action&quot;: &quot;screen_off&quot;},">
            <text:p><text:s text:c="4"/>{ "day" : "monday", "hour" : "1,58333333333333", "action": "screen_off"},</text:p>
          </table:table-cell>
          <table:table-cell/>
          <table:table-cell table:style-name="ce3" office:value-type="string">
            <text:p>16:5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70];&quot;&quot;&quot;, &quot;&quot;action&quot;&quot;: &quot;&quot;&quot;;[.$F70];&quot;&quot;&quot;},&quot;)" office:value-type="string" office:string-value="    { &quot;day&quot; : &quot;monday&quot;, &quot;hour&quot; : &quot;16:56:00&quot;, &quot;action&quot;: &quot;screen_off&quot;},">
            <text:p><text:s text:c="4"/>{ "day" : "monday", "hour" : "16:5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8H30M00S">
            <text:p>14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71];&quot;&quot;&quot;, &quot;&quot;action&quot;&quot;: &quot;&quot;&quot;;[.$B71];&quot;&quot;&quot;},&quot;)" office:value-type="string" office:string-value="    { &quot;day&quot; : &quot;monday&quot;, &quot;hour&quot; : &quot;1,60416666666667&quot;, &quot;action&quot;: &quot;screen_on&quot;},">
            <text:p><text:s text:c="4"/>{ "day" : "monday", "hour" : "1,60416666666667", "action": "screen_on"},</text:p>
          </table:table-cell>
          <table:table-cell/>
          <table:table-cell table:style-name="ce3" office:value-type="string">
            <text:p>16:5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71];&quot;&quot;&quot;, &quot;&quot;action&quot;&quot;: &quot;&quot;&quot;;[.$F71];&quot;&quot;&quot;},&quot;)" office:value-type="string" office:string-value="    { &quot;day&quot; : &quot;monday&quot;, &quot;hour&quot; : &quot;16:58:00&quot;, &quot;action&quot;: &quot;screen_on&quot;},">
            <text:p><text:s text:c="4"/>{ "day" : "monday", "hour" : "16:5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39H00M00S">
            <text:p>15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2];&quot;&quot;&quot;, &quot;&quot;action&quot;&quot;: &quot;&quot;&quot;;[.$B72];&quot;&quot;&quot;}&quot;)" office:value-type="string" office:string-value="    { &quot;day&quot; : &quot;monday&quot;, &quot;hour&quot; : &quot;1,625&quot;, &quot;action&quot;: &quot;screen_off&quot;}">
            <text:p><text:s text:c="4"/>{ "day" : "monday", "hour" : "1,625", "action": "screen_off"}</text:p>
          </table:table-cell>
          <table:table-cell table:style-name="ce5" office:value-type="string">
            <text:p>&lt; Remove last ,</text:p>
          </table:table-cell>
          <table:table-cell table:style-name="ce3" office:value-type="string">
            <text:p>17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72];&quot;&quot;&quot;, &quot;&quot;action&quot;&quot;: &quot;&quot;&quot;;[.$F72];&quot;&quot;&quot;}&quot;)" office:value-type="string" office:string-value="    { &quot;day&quot; : &quot;monday&quot;, &quot;hour&quot; : &quot;17:00:00&quot;, &quot;action&quot;: &quot;screen_off&quot;}">
            <text:p><text:s text:c="4"/>{ "day" : "monday", "hour" : "17:00:00", "action": "screen_off"}</text:p>
          </table:table-cell>
          <table:table-cell table:style-name="ce5" office:value-type="string">
            <text:p>&lt; Remove last ,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s text:c="2"/>]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<text:s text:c="2"/>]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}</text:p>
          </table:table-cell>
          <table:table-cell table:number-columns-repeated="3"/>
          <table:table-cell office:value-type="string">
            <text:p>}</text:p>
          </table:table-cell>
          <table:table-cell table:number-columns-repeated="1017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31-10-2016</text:date>, <text:time>09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41:57.05</meta:creation-date>
    <dc:date>2016-10-31T09:35:28</dc:date>
    <meta:editing-duration>P6DT19H11M44S</meta:editing-duration>
    <meta:editing-cycles>12</meta:editing-cycles>
    <meta:generator>OpenOffice/4.1.2$Win32 OpenOffice.org_project/412m3$Build-9782</meta:generator>
    <meta:document-statistic meta:table-count="3" meta:cell-count="407" meta:object-count="0"/>
  </office:meta>
</office:document-meta>
</file>